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5"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7"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8"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0" style:family="paragraph" style:parent-style-name="Standard">
      <style:paragraph-properties fo:margin-left="1.4772in" fo:margin-right="0in" fo:line-height="125%" fo:text-indent="0in" style:auto-text-indent="false"/>
      <style:text-properties fo:color="#000000"/>
    </style:style>
    <style:style style:name="P11"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2"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13" style:family="paragraph" style:parent-style-name="Preformatted_20_Text">
      <style:paragraph-properties fo:line-height="125%"/>
      <style:text-properties fo:color="#000066" style:font-name="Times New Roman" fo:font-size="12pt" style:font-size-asian="12pt" style:font-size-complex="12pt"/>
    </style:style>
    <style:style style:name="P14" style:family="paragraph" style:parent-style-name="Preformatted_20_Text" style:list-style-name="L4">
      <style:paragraph-properties fo:line-height="125%"/>
      <style:text-properties fo:color="#000066" style:font-name="Times New Roman" fo:font-size="12pt" style:font-size-asian="12pt" style:font-size-complex="12pt"/>
    </style:style>
    <style:style style:name="P15" style:family="paragraph" style:parent-style-name="Preformatted_20_Text">
      <style:paragraph-properties fo:line-height="125%"/>
      <style:text-properties fo:color="#000000" style:font-name="Times New Roman" fo:font-size="12pt" style:font-size-asian="12pt" style:font-size-complex="12pt"/>
    </style:style>
    <style:style style:name="P16" style:family="paragraph" style:parent-style-name="Preformatted_20_Text" style:list-style-name="L6">
      <style:paragraph-properties fo:line-height="125%"/>
      <style:text-properties fo:color="#000000" style:font-name="Times New Roman" fo:font-size="12pt" style:font-size-asian="12pt" style:font-size-complex="12pt"/>
    </style:style>
    <style:style style:name="P17"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19" style:family="paragraph" style:parent-style-name="Preformatted_20_Text" style:list-style-name="L2">
      <style:paragraph-properties fo:line-height="125%"/>
      <style:text-properties fo:color="#000000" style:font-name="Times New Roman" fo:font-size="12pt" fo:font-weight="normal" style:font-size-asian="12pt" style:font-weight-asian="normal" style:font-size-complex="12pt" style:font-weight-complex="normal"/>
    </style:style>
    <style:style style:name="P20" style:family="paragraph" style:parent-style-name="Preformatted_20_Text" style:list-style-name="L3">
      <style:paragraph-properties fo:line-height="125%"/>
      <style:text-properties fo:color="#000000" style:font-name="Times New Roman" fo:font-size="12pt" fo:font-weight="normal" style:font-size-asian="12pt" style:font-weight-asian="normal" style:font-size-complex="12pt" style:font-weight-complex="normal"/>
    </style:style>
    <style:style style:name="P21" style:family="paragraph" style:parent-style-name="Preformatted_20_Text" style:list-style-name="L5">
      <style:paragraph-properties fo:line-height="125%"/>
      <style:text-properties fo:color="#000000" style:font-name="Times New Roman" fo:font-size="10pt" style:font-size-asian="10pt" style:font-size-complex="10pt"/>
    </style:style>
    <style:style style:name="P22" style:family="paragraph" style:parent-style-name="Preformatted_20_Text" style:list-style-name="L6">
      <style:paragraph-properties fo:line-height="125%"/>
      <style:text-properties fo:color="#000000" style:font-name="Times New Roman" fo:font-size="10pt" style:font-size-asian="10pt" style:font-size-complex="10pt"/>
    </style:style>
    <style:style style:name="P23" style:family="paragraph" style:parent-style-name="Preformatted_20_Text">
      <style:paragraph-properties fo:line-height="125%"/>
      <style:text-properties fo:color="#000000"/>
    </style:style>
    <style:style style:name="P24" style:family="paragraph" style:parent-style-name="Preformatted_20_Text">
      <style:paragraph-properties fo:line-height="125%"/>
      <style:text-properties fo:color="#000000" style:font-name="Courier New" fo:font-size="10pt" style:font-size-asian="10pt" style:font-size-complex="10pt"/>
    </style:style>
    <style:style style:name="P25"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26"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master-page-name="">
      <style:paragraph-properties fo:line-height="125%" style:page-number="auto"/>
      <style:text-properties fo:color="#000000" style:font-name="Times New Roman" fo:font-size="12pt" style:font-size-asian="12pt" style:font-size-complex="12pt"/>
    </style:style>
    <style:style style:name="P29"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30"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1" style:family="paragraph" style:parent-style-name="Horizontal_20_Line">
      <style:text-properties fo:color="#000000"/>
    </style:style>
    <style:style style:name="P32" style:family="paragraph" style:parent-style-name="Horizontal_20_Line">
      <style:text-properties fo:color="#000000"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tyle="normal" style:font-style-asian="normal" style:font-style-complex="normal"/>
    </style:style>
    <style:style style:name="T6" style:family="text">
      <style:text-properties style:font-name="Courier New" fo:font-size="12pt" style:font-size-asian="12pt" style:font-size-complex="1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000066"/>
    </style:style>
    <style:style style:name="T11" style:family="text">
      <style:text-properties fo:color="#000066" style:font-name="Times New Roman" fo:font-size="12pt" style:font-size-asian="12pt" style:font-size-complex="12pt"/>
    </style:style>
    <style:style style:name="T12" style:family="text">
      <style:text-properties fo:color="#000066" style:font-name="Times New Roman" fo:font-size="10pt" style:font-size-asian="10pt" style:font-size-complex="10pt"/>
    </style:style>
    <style:style style:name="T13" style:family="text">
      <style:text-properties fo:color="#000066" style:font-name="Courier New"/>
    </style:style>
    <style:style style:name="T14" style:family="text">
      <style:text-properties fo:color="#000066"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font-size="12pt" style:font-size-asian="12pt" style:font-size-complex="12pt"/>
    </style:style>
    <style:style style:name="T21" style:family="text">
      <style:text-properties style:font-name="Courier New"/>
    </style:style>
    <style:style style:name="T2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s Thesis Proposal</text:p>
      <text:p text:style-name="P15">Thomas Logan</text:p>
      <text:p text:style-name="P15"/>
      <text:p text:style-name="P17">Summary</text:p>
      <text:p text:style-name="P15"><text:tab/>The goal of this master's thesis is to the develop formal and mechanically verified proofs of useful properties about communication in Concurrent ML[?]. <text:s/>This work will build on Reppy and Xiao's static analysis for computing sound approximations of communication topologies[?]. <text:s/>We will define a small-step operational semantics for Concurrent ML and a constraint-based static analysis[?] that describes all possible communications with varying precision. <text:s/>Then we will prove that our analysis is sound with respect to the semantics. <text:s/>Our semantics, analysis, propositions, proofs, and theorems will use Isabelle/HOL[?] as the formal language of reasoning. <text:s/>The proofs will be mechanically checked by Isabelle[?].</text:p>
      <text:p text:style-name="P15"/>
      <text:p text:style-name="P17">Overview</text:p>
      <text:p text:style-name="P15"><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15"><text:tab/>Concurrent ML is a concurrent language tha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15"/>
      <text:p text:style-name="P25"><text:span text:style-name="T2">type</text:span><text:span text:style-name="T1"> thread_id</text:span></text:p>
      <text:p text:style-name="P26"><text:span text:style-name="T7">val</text:span> spawn<text:span text:style-name="T8">: </text:span>(unit <text:span text:style-name="T8">-&gt;</text:span> unit) -&gt; thread_id</text:p>
      <text:p text:style-name="P15"/>
      <text:p text:style-name="P15">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15"/>
      <text:p text:style-name="P26"><text:span text:style-name="T7">type</text:span> 'a chan</text:p>
      <text:p text:style-name="P26"><text:span text:style-name="T7">val</text:span> channel : unit -&gt; 'a chan</text:p>
      <text:p text:style-name="P26"><text:span text:style-name="T7">val</text:span> recv : 'a chan -&gt; 'a</text:p>
      <text:p text:style-name="P26"><text:span text:style-name="T7">val</text:span> send : ('a chan * 'a) -&gt; unit</text:p>
      <text:p text:style-name="P15"/>
      <text:p text:style-name="P15">A given channel can have any arbitrary number of processes sending or receiving data on it over the course of the program's execution. <text:s/>Listing 1 and Listing 2 give a simple example derived from [? CML book] that illustrates these essential features of Concurrent ML.</text:p>
      <text:p text:style-name="P32"/>
      <text:p text:style-name="P6"><text:span text:style-name="T7">signature</text:span><text:span text:style-name="T8"> SERV = </text:span><text:span text:style-name="T7">sig </text:span></text:p>
      <text:p text:style-name="P6"><text:span text:style-name="T7"><text:s text:c="2"/>type</text:span> serv</text:p>
      <text:p text:style-name="P6"><text:span text:style-name="T7"><text:s text:c="2"/>val</text:span><text:span text:style-name="T8"> make : unit -&gt; serv</text:span></text:p>
      <text:p text:style-name="P6"><text:span text:style-name="T7"><text:s text:c="2"/>val </text:span>call : serv * int -&gt; int</text:p>
      <text:p text:style-name="P7">end</text:p>
      <text:p text:style-name="P2">Listing 1: Server signature</text:p>
      <text:p text:style-name="P32"/>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channel()</text:p>
      <text:p text:style-name="P6"><text:span text:style-name="T7"><text:s text:c="4"/></text:span><text:span text:style-name="T7">fun</text:span> loop state = <text:span text:style-name="T7">let</text:span></text:p>
      <text:p text:style-name="P6"><text:span text:style-name="T7"><text:s text:c="4"/></text:span><text:span text:style-name="T7"><text:s text:c="2"/>val </text:span>(v, replCh) = recv reqCh</text:p>
      <text:p text:style-name="P6"><text:span text:style-name="T7"><text:s text:c="4"/>in</text:span> </text:p>
      <text:p text:style-name="P6"><text:s text:c="6"/>send (replCh, state);</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pan text:style-name="T7"><text:s text:c="4"/>val</text:span> replCh = channel ()</text:p>
      <text:p text:style-name="P6"><text:span text:style-name="T7"><text:s text:c="2"/>in</text:span> </text:p>
      <text:p text:style-name="P6"><text:s text:c="4"/>send (reqCh, (v, replCh));</text:p>
      <text:p text:style-name="P6"><text:s text:c="4"/>recv replCh </text:p>
      <text:p text:style-name="P7"><text:s text:c="2"/>end</text:p>
      <text:p text:style-name="P7"><text:soft-page-break/>end</text:p>
      <text:p text:style-name="P2">Listing 2: Implementation of servers</text:p>
      <text:p text:style-name="P31"/>
      <text:p text:style-name="P28">The server implementation, given in Listing 2, defines a server that holds a number <text:span text:style-name="T5">state</text:span>. <text:s/>When a client gives the server a number <text:span text:style-name="T5">v</text:span>, the server gives back <text:span text:style-name="T1">state</text:span>, and holds onto <text:span text:style-name="T1">v</text:span> to as its new <text:span text:style-name="T1">state</text:span>, which it gives to the next client and so on. <text:s/>A request and reply is equivalent to reading and writing a mutable cell in isolation. <text:s/>The function <text:span text:style-name="T1">make</text:span> makes a new server. <text:s/>It creates a new channel <text:span text:style-name="T1">reqCh</text:span>, from which the server will receive requests. <text:s/>The sever behavior is defined by the infinite loop <text:span text:style-name="T1">loop</text:span>, which takes a number as the state of each iteration. <text:s/>Each iteration, the server tries to receive requests on <text:span text:style-name="T1">reqCh</text:span>. <text:s/>It expects the request to be composed of a number <text:span text:style-name="T1">v</text:span> and a channel <text:span text:style-name="T1">replCh</text:span>, through which to reply. <text:s/>Once a request has been received, it sends the current state back to the client through <text:span text:style-name="T1">replCh</text:span> by calling <text:span text:style-name="T1">send (replCh, state)</text:span>. <text:s/>It initiates the next iteration of the loop by calling <text:span text:style-name="T1">loop</text:span> with a new state from the client. <text:s/>The server is created with a new process by calling <text:s/><text:span text:style-name="T1">spawn (</text:span><text:span text:style-name="T2">fn</text:span><text:span text:style-name="T1"> () =&gt; loop 0)</text:span>. <text:s text:c="2"/>A handle to the new server is returned as <text:span text:style-name="T1">reqCh</text:span> wrapped in the constructor <text:span text:style-name="T1">S</text:span>. <text:s/>The function <text:span text:style-name="T1">call</text:span> makes a request to a server <text:span text:style-name="T1">server</text:span> with a number <text:span text:style-name="T1">v</text:span> and returns the number from the server's reply. <text:s/>It extracts the request channel <text:span text:style-name="T1">reqCh</text:span> from the server handle and creates a new channel <text:span text:style-name="T1">replCh</text:span>, from which the client will receive replies. <text:s/>It makes a request to the server with the number <text:span text:style-name="T1">v</text:span> and the reply channel <text:span text:style-name="T1">replCh</text:span> by calling <text:span text:style-name="T1">send (reqCh, (v, replCh))</text:span>. <text:s/>Then it receives the reply with the new number by calling <text:span text:style-name="T1">recv replCh</text:span>.</text:p>
      <text:p text:style-name="P15"/>
      <text:p text:style-name="P15"><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ext:p>
      <text:p text:style-name="P23"><text:span text:style-name="T9"><text:tab/>Channels known to have only one sender or one receiver can have lower communication costs than those with arbitrary number of senders and arbitrary number of receivers, since the cost of handling competing processes can be at least partially eliminated. <text:s/>Concurrent ML does not provide language features for multiple types of channels distinguished by their communication topologies, or the number of processes that may end up sending or receiving on it. <text:s/>However, we can classify channels into various topologies based on their potential communication. <text:s/>A many-to-many channel has any number of senders and receivers; a fan-out channel has one sender and any number of receivers; a </text:span><text:soft-page-break/><text:span text:style-name="T9">fan-in channel has any number of senders and exactly one receiver; a one-to-one channel has exactly one of each; a one-shot channel has exactly one sender, one receiver, and sends data only once. <text:s/></text:span><text:span text:style-name="T9">We demonstrate the topologies with a program that uses the server implementation defined in Listing 2. <text:s/></text:span></text:p>
      <text:p text:style-name="P3"/>
      <text:p text:style-name="P7">val <text:span text:style-name="T8">server = Serv.make ()</text:span></text:p>
      <text:p text:style-name="P8"><text:span text:style-name="T7">val</text:span> _ = spawn (fn () =&gt; Serv.call (server, 35))</text:p>
      <text:p text:style-name="P8"><text:span text:style-name="T7">val</text:span> _ = spawn (fn () =&gt; </text:p>
      <text:p text:style-name="P5"><text:tab/><text:tab/><text:tab/> <text:s/>Serv.call (server, 12); </text:p>
      <text:p text:style-name="P8"><text:s text:c="2"/>Serv.call (server, 13)</text:p>
      <text:p text:style-name="P8">)</text:p>
      <text:p text:style-name="P8"><text:span text:style-name="T7">val</text:span> _ = spawn (fn () =&gt; Serv.call (server, 81))</text:p>
      <text:p text:style-name="P8"><text:span text:style-name="T7">val</text:span> _ = spawn (fn () =&gt; Serv.call (server, 44))</text:p>
      <text:p text:style-name="P11"/>
      <text:p text:style-name="P4"><text:span text:style-name="T20">Since there are four processes that make calls to the server, the server's particular </text:span><text:span text:style-name="T6">reqCh</text:span><text:span text:style-name="T20"> has four senders. <text:s/>Servers are created with only one process listening for requests, so the </text:span><text:span text:style-name="T6">reqCh</text:span><text:span text:style-name="T20"> of this server has just one sender. <text:s/>So the server's </text:span><text:span text:style-name="T6">reqCh</text:span><text:span text:style-name="T20"> is classified as fan-in. <text:s/>Each use of </text:span><text:span text:style-name="T6">call</text:span><text:span text:style-name="T20"> creates a brand new channel </text:span><text:span text:style-name="T6">replCh</text:span><text:span text:style-name="T20"> for receiving data. <text:s/>The function </text:span><text:span text:style-name="T6">call</text:span><text:span text:style-name="T20"> receives on the channel once and the server sends on the channel once, so each instance of </text:span><text:span text:style-name="T6">replCh</text:span><text:span text:style-name="T20"> is one-shot.</text:span></text:p>
      <text:p text:style-name="P15"><text:tab/>A program analysis that describes communication topologie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We can modify the implementation in Listing 2 with a language extension.</text:p>
      <text:p text:style-name="P15"/>
      <text:p text:style-name="P10"><text:span text:style-name="T3">structure</text:span><text:span text:style-name="T4"> Serv :&gt; SERV = </text:span><text:span text:style-name="T3">struct </text:span></text:p>
      <text:p text:style-name="P6"><text:span text:style-name="T7"><text:s text:c="2"/>datatype</text:span> serv = <text:span text:style-name="T8">S</text:span> <text:span text:style-name="T7">of</text:span><text:span text:style-name="T8"> (int * int chan) chan </text:span></text:p>
      <text:p text:style-name="P8"/>
      <text:p text:style-name="P6"><text:span text:style-name="T7"><text:s text:c="2"/>fun</text:span><text:span text:style-name="T8"> make () </text:span>= <text:span text:style-name="T7">let</text:span> </text:p>
      <text:p text:style-name="P6"><text:span text:style-name="T7"><text:s text:c="4"/>val</text:span> reqCh = <text:span text:style-name="T18">FanIn.</text:span>channel()</text:p>
      <text:p text:style-name="P6"><text:span text:style-name="T7"><text:s text:c="4"/></text:span><text:span text:style-name="T7">fun</text:span> loop state = <text:span text:style-name="T7">let</text:span></text:p>
      <text:p text:style-name="P6"><text:span text:style-name="T7"><text:s text:c="6"/>val </text:span>(v, replCh) = <text:span text:style-name="T18">FanIn.</text:span>recv reqCh</text:p>
      <text:p text:style-name="P6"><text:span text:style-name="T7"><text:s text:c="4"/>in</text:span> </text:p>
      <text:p text:style-name="P6"><text:s text:c="6"/><text:span text:style-name="T18">OneShot.</text:span><text:span text:style-name="T19">send (replCh, state)</text:span>;</text:p>
      <text:p text:style-name="P6"><text:s text:c="6"/>loop v </text:p>
      <text:p text:style-name="P6"><text:span text:style-name="T7"><text:s text:c="4"/>end</text:span> <text:s text:c="3"/></text:p>
      <text:p text:style-name="P7"><text:s text:c="2"/>in</text:p>
      <text:p text:style-name="P6"><text:span text:style-name="T7"><text:s text:c="4"/></text:span>spawn (<text:span text:style-name="T7">fn</text:span> () =&gt; loop 0);</text:p>
      <text:p text:style-name="P6"><text:s text:c="4"/>S reqCh</text:p>
      <text:p text:style-name="P6"><text:span text:style-name="T7"><text:s text:c="2"/>end</text:span> </text:p>
      <text:p text:style-name="P6"/>
      <text:p text:style-name="P6"><text:span text:style-name="T7"><text:s text:c="2"/>fun</text:span> call (server, v) = <text:span text:style-name="T7">let</text:span> </text:p>
      <text:p text:style-name="P6"><text:s text:c="4"/><text:span text:style-name="T7">val</text:span> S reqCh = server</text:p>
      <text:p text:style-name="P6"><text:soft-page-break/><text:span text:style-name="T7"><text:s text:c="4"/>val</text:span> replCh = <text:span text:style-name="T18">OneShot</text:span>.channel ()</text:p>
      <text:p text:style-name="P6"><text:span text:style-name="T7"><text:s text:c="2"/>in</text:span> </text:p>
      <text:p text:style-name="P6"><text:s text:c="4"/><text:span text:style-name="T18">FanIn.</text:span>send (reqCh, (v, replCh));</text:p>
      <text:p text:style-name="P6"><text:s text:c="4"/><text:span text:style-name="T18">OneShot.</text:span>recv replCh </text:p>
      <text:p text:style-name="P7"><text:s text:c="2"/>end</text:p>
      <text:p text:style-name="P7">end</text:p>
      <text:p text:style-name="P7"/>
      <text:p text:style-name="P15">Without a static analysis to check the usage of the special channels, we could inadvertently use a one-shot channel for a channel that has multiple senders, resulting in runtime behavior inconsistent with the general semantics of channel synchronization.</text:p>
      <text:p text:style-name="P15"><text:tab/>The utility of the program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5"/>
      <text:p text:style-name="P15"><text:tab/><text:span text:style-name="T10">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span></text:p>
      <text:p text:style-name="P15"><text:span text:style-name="T10"><text:tab/>There are a large number of program analyses with a variety of practical uses. <text:s/>Type systems, or static semantics, are perhaps the most familiar program analyses. <text:s/>Type systems describe how programs and expressions can be composed, such that the programs won't get stuck or result in undesired behavior. <text:s/>Other analyses are useful for describing opportunities for program optimizations. <text:s/>Many analyses used for optimizations describe information related to every point in the program, or data flow. <text:s/>Each point refers to a term, from which the small-step semantics may take a step. <text:s/>Available expressions analysis describes which expressions must have been computed by each program point. <text:s/>The information is used to avoid redundant computation. <text:s/>For instance, in the code snippet</text:span></text:p>
      <text:p text:style-name="P15"><text:span text:style-name="T10"/></text:p>
      <text:list xml:id="list3252190094301429782" text:style-name="L6">
        <text:list-item>
          <text:p text:style-name="P16"><text:span text:style-name="T14">val z = (</text:span></text:p>
        </text:list-item>
        <text:list-item>
          <text:p text:style-name="P22"><text:span text:style-name="T13"><text:s text:c="2"/>x := 1; y := 2; </text:span></text:p>
        </text:list-item>
        <text:list-item>
          <text:p text:style-name="P22"><text:span text:style-name="T13"><text:s text:c="2"/>a := !x + 1; b := !y + 2; </text:span></text:p>
        </text:list-item>
        <text:list-item>
          <text:p text:style-name="P22"><text:span text:style-name="T13"><text:s text:c="2"/>y := 0;</text:span></text:p>
        </text:list-item>
        <text:list-item>
          <text:p text:style-name="P22"><text:span text:style-name="T13"><text:s text:c="2"/>(!y + 2) + (!x + 1)</text:span></text:p>
        </text:list-item>
        <text:list-item>
          <text:p text:style-name="P22"><text:span text:style-name="T13">)</text:span></text:p>
        </text:list-item>
      </text:list>
      <text:p text:style-name="P15"><text:tab/></text:p>
      <text:p text:style-name="P13"><text:soft-page-break/>the expression <text:span text:style-name="T1">(!x + 1)</text:span> is available in by line 5 but <text:span text:style-name="T1">(!y + 2)</text:span><text:span text:style-name="T22"> is not, because </text:span><text:span text:style-name="T1">y</text:span><text:span text:style-name="T22"> was modified in line 4. <text:s/>Liveness analysis is another data flow analysis that enables program optimization. <text:s/>The analysis describes for each program point, the set of variables and references whose values might be used in the remainder of the program. <text:s/>For instance, in the code snippet</text:span></text:p>
      <text:p text:style-name="P13"><text:span text:style-name="T22"/></text:p>
      <text:list xml:id="list8536493454455876003" text:style-name="L5">
        <text:list-item>
          <text:p text:style-name="P21"><text:span text:style-name="T13">let </text:span></text:p>
        </text:list-item>
        <text:list-item>
          <text:p text:style-name="P21"><text:span text:style-name="T13"><text:s text:c="2"/>val x = 1 <text:s text:c="3"/></text:span></text:p>
        </text:list-item>
        <text:list-item>
          <text:p text:style-name="P21"><text:span text:style-name="T13"><text:s text:c="2"/>val y = 2</text:span></text:p>
        </text:list-item>
        <text:list-item>
          <text:p text:style-name="P21"><text:span text:style-name="T13"><text:s text:c="2"/>val z = ref (4 * 73)</text:span></text:p>
        </text:list-item>
        <text:list-item>
          <text:p text:style-name="P21"><text:span text:style-name="T13"><text:s text:c="2"/>val x = 4</text:span></text:p>
        </text:list-item>
        <text:list-item>
          <text:p text:style-name="P21"><text:span text:style-name="T13">in </text:span></text:p>
        </text:list-item>
        <text:list-item>
          <text:p text:style-name="P21"><text:span text:style-name="T13"><text:s text:c="2"/>z := 1; </text:span></text:p>
        </text:list-item>
        <text:list-item>
          <text:p text:style-name="P21"><text:span text:style-name="T13"><text:s text:c="2"/>x * !z</text:span></text:p>
        </text:list-item>
        <text:list-item>
          <text:p text:style-name="P21"><text:span text:style-name="T13">end</text:span></text:p>
        </text:list-item>
      </text:list>
      <text:p text:style-name="P13"><text:span text:style-name="T22"/></text:p>
      <text:p text:style-name="P13"><text:span text:style-name="T22">Since the variables </text:span><text:span text:style-name="T1">x</text:span><text:span text:style-name="T22"> and </text:span><text:span text:style-name="T1">z</text:span><text:span text:style-name="T22"> and the dereference </text:span><text:span text:style-name="T1">!z</text:span><text:span text:style-name="T22"> are used in line 8, they are live at line 7. <text:s/>Since </text:span><text:span text:style-name="T1">z</text:span><text:span text:style-name="T22"> is reassigned at line 7, </text:span><text:span text:style-name="T1">!z</text:span><text:span text:style-name="T22"> is no longer live at line 6. <text:s/>Since </text:span><text:span text:style-name="T1">x</text:span><text:span text:style-name="T22"> is bound at line 5 and not used above, it is not live at line 4 and above. <text:s/>Since </text:span><text:span text:style-name="T1">z</text:span><text:span text:style-name="T22"> is bound at 4 and not used above, it is not live at line 3 and above. <text:s/>The liveness information information demonstrates that the expression </text:span><text:span text:style-name="T1">(4 * 73)</text:span><text:span text:style-name="T22"> doesn't need to be computed, and lines 2 and 3 can simply be removed.</text:span></text:p>
      <text:p text:style-name="P13"/>
      <text:p text:style-name="P13">(* overview of program analysis and constraint-based analysis, and data-flow analysis *)</text:p>
      <text:p text:style-name="P13"/>
      <text:list xml:id="list2640788788261459183" text:style-name="L4">
        <text:list-item>
          <text:p text:style-name="P14">What program information is described</text:p>
          <text:list>
            <text:list-item>
              <text:p text:style-name="P14">data-flow analysis: describes data related to program points</text:p>
              <text:list>
                <text:list-item>
                  <text:p text:style-name="P14">available expressions (How: forward, largest)</text:p>
                </text:list-item>
                <text:list-item>
                  <text:p text:style-name="P14">reaching sends (How: forward, smallest)</text:p>
                </text:list-item>
                <text:list-item>
                  <text:p text:style-name="P14">very busy (How: backward, largest)</text:p>
                </text:list-item>
                <text:list-item>
                  <text:p text:style-name="P14">live variable (How: backward, smallest) </text:p>
                </text:list-item>
                <text:list-item>
                  <text:p text:style-name="P14">value-flow analysis: describes values related to program points (using k-CFA)</text:p>
                  <text:list>
                    <text:list-item>
                      <text:p text:style-name="P14">equivalent values (smallest)</text:p>
                    </text:list-item>
                  </text:list>
                </text:list-item>
                <text:list-item>
                  <text:p text:style-name="P14">type-flow analysis</text:p>
                </text:list-item>
                <text:list-item>
                  <text:p text:style-name="P14">control-flow analysis: <text:s/>describes control related to program points</text:p>
                  <text:list>
                    <text:list-item>
                      <text:p text:style-name="P14">equivalent abstractions</text:p>
                    </text:list-item>
                    <text:list-item>
                      <text:p text:style-name="P14">equivalent channels</text:p>
                    </text:list-item>
                  </text:list>
                </text:list-item>
              </text:list>
            </text:list-item>
            <text:list-item>
              <text:p text:style-name="P14">compositional systems: describes data related to program</text:p>
              <text:list>
                <text:list-item>
                  <text:p text:style-name="P14">type system: describes terms that are not stuck</text:p>
                </text:list-item>
                <text:list-item>
                  <text:p text:style-name="P14">effect system: describes terms related to effects</text:p>
                  <text:list>
                    <text:list-item>
                      <text:p text:style-name="P14"><text:soft-page-break/>call-tracking analysis</text:p>
                    </text:list-item>
                  </text:list>
                </text:list-item>
              </text:list>
            </text:list-item>
          </text:list>
        </text:list-item>
        <text:list-item>
          <text:p text:style-name="P14">How is program information described</text:p>
          <text:list>
            <text:list-item>
              <text:p text:style-name="P14">abstract specification (inference rules): describes analysis as coinductive proposition</text:p>
            </text:list-item>
            <text:list-item>
              <text:p text:style-name="P14">syntax-directed specification: describes analysis as inductive proposition</text:p>
            </text:list-item>
            <text:list-item>
              <text:p text:style-name="P14">constraint-based analysis (application rules): describes analysis as recursive function from term to syntactic constraint</text:p>
              <text:list>
                <text:list-item>
                  <text:p text:style-name="P14">system of equations</text:p>
                </text:list-item>
                <text:list-item>
                  <text:p text:style-name="P14">system of conditional constraints</text:p>
                </text:list-item>
              </text:list>
            </text:list-item>
            <text:list-item>
              <text:p text:style-name="P14">algorithmic analysis: describes analysis as procedure</text:p>
            </text:list-item>
            <text:list-item>
              <text:p text:style-name="P14">abstract interpretation: describes analysis as functions from operational semantics</text:p>
            </text:list-item>
          </text:list>
        </text:list-item>
      </text:list>
      <text:p text:style-name="P13"/>
      <text:p text:style-name="P13">*)</text:p>
      <text:p text:style-name="P15"/>
      <text:p text:style-name="P15"><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5"><text:tab/>The algorithm proceeds in multiple steps that produce intermediate data structures, used for efficient lookup in the subsequent steps. <text:s/>It starts with a control-flow analysis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or approximate)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15"><text:tab/>Reppy and Xiao informally prove soundness of their analysis by showing that their analysis claims that more than one process sends (receives) on a channel if the execution allows more than one to send (receive) on a that channel. <text:s/>The proof of soundness depends on the ability to relate the <text:soft-page-break/>execution of a program to the static analysis of a program. <text:s/>The static analysis describes processes in 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15"/>
      <text:p text:style-name="P15"><text:tab/>The syntax, semantics, and analysis need to describe many details. <text:s/>Proving propositions relating all of these definitions requires manipulation of all those details. <text:s/>To ensure the correctness of proofs, it is necessary to check that there are no subtle errors in our definitions or proofs. <text:s/>The manual process of checking is tedious and error prone. <text:s/>Mechanical checking of proofs can notify us of errors in our proofs or definitions far better and faster than manual checking. <text:s/>The proof assistant Isabelle is one tool that mechanically checks the correctness of proofs of propositions.</text:p>
      <text:p text:style-name="P15"><text:tab/>Although Isabelle is described as a proof assistant[?], it is really a generic system for processing any kind of code. <text:s/>The code could be proofs, propositions, programs, or types. <text:s/>The processing could be checking or translating code. <text:s/>Code as well as the logics for processing code are defined by users. 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5">term</text:span> satisfies a <text:span text:style-name="T15">type</text:span>, then the term has utility for the data or computation it represents. <text:s/>The type is only valuable for confirming or denying the usage of a term. <text:s/>In contrast, once a <text:span text:style-name="T15">proof</text:span> satisfies a <text:span text:style-name="T15">proposition</text:span>, the proof becomes irrelevant, while the proposition is elevated to a theorem. <text:s/>The theorem is useful on its own without regard to any particular proof.</text:p>
      <text:p text:style-name="P15"><text:tab/>Similar to other programming languages, type <text:span text:style-name="T1">bool</text:span> can be satisfied by values <text:span text:style-name="T1">True</text:span> or <text:span text:style-name="T1">False</text:span>. In contrast to other programming languages, additional syntax, or data constructor,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text:note text:id="ftn1" text:note-class="footnote"><text:note-citation>1</text:note-citation><text:note-body><text:p text:style-name="Footnote"><text:s text:c="2"/><text:span text:style-name="T12">Other systems[?] have chosen to treat propositions as types[?], and let types depend on terms[?].</text:span><text:span text:style-name="T11"> <text:s/></text:span></text:p></text:note-body></text:note> <text:s/>The constructors are defined using with a set of inference rules, where each inference rule defines the conditions sufficient to imply a construction to be valid, and at least one of the enumerated conditions is necessary for a valid construction . <text:s/>It means the constructor is equivalent to the union of all the conditions. <text:s/>The proposition definitions in terms of inference rules, or inductive definitions, are analogous to datatype definitions, just as propositions are analogous to types.</text:p>
      <text:p text:style-name="P15"/>
      <text:p text:style-name="P29"><text:span text:style-name="T7">datatype</text:span> 'a list = Nil | Cons 'a "'a list"</text:p>
      <text:p text:style-name="P29"><text:soft-page-break/></text:p>
      <text:p text:style-name="P30"><text:span text:style-name="T7">inductive</text:span> sorted :: "('a ⇒ 'a ⇒ bool) ⇒ 'a list ⇒ bool" where</text:p>
      <text:p text:style-name="P30"><text:s text:c="2"/>Nil : "sorted P Nil" |</text:p>
      <text:p text:style-name="P30"><text:s text:c="2"/>Single : "sorted P (Cons x Nil)" |</text:p>
      <text:p text:style-name="P30"><text:s text:c="2"/>Cons : "P x y ⟹ sorted P (Cons y ys) ⟹ sorted P (Cons x (Cons y ys))"</text:p>
      <text:p text:style-name="P15"/>
      <text:p text:style-name="P15">The definitions of <text:span text:style-name="T1">list</text:span> and <text:span text:style-name="T1">sorted</text:span> can be combined with definitions of natural numbers to form propositions. <text:s/>Note that Isabelle/HOL's list is defined with syntactic sugar. Hd # tl can be used instead of Cons hd tl, and [a, b, c] is <text:s text:c="4"/>In Isabelle/HOL, propositions may be proved by applying the inference rules, working backwards from the proposition until no further conditions need to be satisfied.</text:p>
      <text:p text:style-name="P15"/>
      <text:p text:style-name="P26"><text:span text:style-name="T7">datatype</text:span> nat = O | S nat </text:p>
      <text:p text:style-name="P24"/>
      <text:p text:style-name="P26"><text:span text:style-name="T7">inductive</text:span> lte :: "nat ⇒ nat ⇒ bool" <text:span text:style-name="T7">where</text:span></text:p>
      <text:p text:style-name="P26"><text:s text:c="2"/>Eq : "lte n n" |</text:p>
      <text:p text:style-name="P26"><text:s text:c="2"/>Lt : "lte n1 n2 ⟹ lte n1 (S n2) "</text:p>
      <text:p text:style-name="P26"/>
      <text:p text:style-name="P26"><text:span text:style-name="T7">theorem</text:span> "sorted lte [O, (S O), (S O), (S (S (S O)))]"</text:p>
      <text:p text:style-name="P27"><text:s/>apply<text:span text:style-name="T8"> (rule Cons)</text:span></text:p>
      <text:p text:style-name="P27"><text:s text:c="2"/>apply<text:span text:style-name="T8"> (rule Lt)</text:span></text:p>
      <text:p text:style-name="P27"><text:s text:c="2"/>apply<text:span text:style-name="T8"> (rule Eq)</text:span></text:p>
      <text:p text:style-name="P27"><text:s/>apply<text:span text:style-name="T8"> (rule Cons)</text:span></text:p>
      <text:p text:style-name="P27"><text:s text:c="2"/>apply<text:span text:style-name="T8"> (rule Eq)</text:span></text:p>
      <text:p text:style-name="P27"><text:s/>apply<text:span text:style-name="T8"> (rule Cons)</text:span></text:p>
      <text:p text:style-name="P27"><text:s text:c="2"/>apply<text:span text:style-name="T8"> (rule Lt)</text:span></text:p>
      <text:p text:style-name="P27"><text:s text:c="2"/>apply<text:span text:style-name="T8"> (rule Lt)</text:span></text:p>
      <text:p text:style-name="P27"><text:s text:c="2"/>apply<text:span text:style-name="T8"> (rule Eq)</text:span></text:p>
      <text:p text:style-name="P27"><text:s/>apply<text:span text:style-name="T8"> (rule Single)</text:span></text:p>
      <text:p text:style-name="P27">done</text:p>
      <text:p text:style-name="P15"/>
      <text:p text:style-name="P15">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propositions are valid.</text:p>
      <text:p text:style-name="P24"/>
      <text:p text:style-name="P6"><text:span text:style-name="T16">definition</text:span><text:span text:style-name="T17"> True :: bool </text:span><text:span text:style-name="T16">where</text:span><text:span text:style-name="T17"> </text:span></text:p>
      <text:p text:style-name="P9"><text:s text:c="2"/>"True ≡ ((λx::bool. x) = (λx. x))"</text:p>
      <text:p text:style-name="P9"/>
      <text:p text:style-name="P6"><text:span text:style-name="T16">definition</text:span><text:span text:style-name="T17"> False :: bool </text:span><text:span text:style-name="T16">where</text:span><text:span text:style-name="T17"> </text:span></text:p>
      <text:p text:style-name="P9"><text:s text:c="2"/>"False ≡ (∀P. P)"</text:p>
      <text:p text:style-name="P12"/>
      <text:p text:style-name="P12"/>
      <text:p text:style-name="P17">Hypothesis</text:p>
      <text:p text:style-name="P15"><text:tab/>We will derive a static analysis from Reppy and Xiao's algorithm, describing for each channel <text:soft-page-break/>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computable function that takes any program as input and generates all sends and receives described by the analysis.</text:p>
      <text:p text:style-name="P17"/>
      <text:p text:style-name="P17">Evaluation</text:p>
      <text:p text:style-name="P17"><text:tab/><text:span text:style-name="T8">The main contributions of this work will be formal and mechanically verified proofs of a static analysis derived from Reppy and Xiao's analysis.</text:span></text:p>
      <text:p text:style-name="P18"/>
      <text:p text:style-name="P17">Architecture</text:p>
      <text:p text:style-name="P15"><text:tab/>To enable mechanical verification of the correctness of our proofs, we will construct the semantics, analysis and theorems in the formal language of Isabelle/HOL. <text:s/>To aid the development of formal proofs, we will design the analysis as a set of constraints as opposed to an algorithm. <text:s/>However, the constraint-based analysis will make the proof of computability less direct. <text:s/>To aid the scrutiny of our theorems' adequacy, we will express our definitions and propositions with the fewest number of structures, judgements, inferences rules, and axioms necessary. <text:s/>Efficiency of computation will be ignored in favor of verification. <text:s/>We will not rely on intermediate map or graph data structures, which Reppy and Xiao used for efficient computation. <text:s/>In order to relate our analysis to the operational semantics, we will borrow Reppy and Xiao's strategy of stepping between sets of control paths tied to terms.</text:p>
      <text:p text:style-name="P15"><text:tab/>In this thesis work, we are interested in communication topology soundness, rather than flow soundness. <text:s/>Nevertheless, we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 <text:s/>The semantics would be defined not by stepping from a term to a simpler term, but instead by stepping from a term to a new term with a context for looking up previous terms via their binding variables. <text:s/>By avoiding simplification of terms in the operational semantics, it will be possible to relate the abstract (approximate) values of an analysis to the values produced by the operational semantics, which in turn is relied on to prove flow soundness.</text:p>
      <text:p text:style-name="P15"><text:tab/>We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text:soft-page-break/>grammars into the restricted form[?]. <text:s/>Additionally, the restricted grammar melds nicely with the control path semantics. <text:s/>Instead of defining additional syntax for program points of primitive operations, we can simply use the required variables of the restricted grammar to identify program points, and control paths will simply be sequences of variables. <text:s/>A modification of Listing 2 illustrates the restrictive grammar applied to Concurrent ML.</text:p>
      <text:p text:style-name="P15"/>
      <text:p text:style-name="P6"><text:span text:style-name="T7">let</text:span><text:span text:style-name="T8"> make = </text:span><text:span text:style-name="T7">fun</text:span><text:span text:style-name="T8"> f () =&gt;</text:span></text:p>
      <text:p text:style-name="P6"><text:span text:style-name="T7"><text:s text:c="2"/>let </text:span>reqCh = channel () <text:span text:style-name="T7">in</text:span></text:p>
      <text:p text:style-name="P6"><text:span text:style-name="T7"><text:s text:c="2"/>let </text:span>loop = <text:span text:style-name="T7">fun</text:span> loop state =&gt;</text:p>
      <text:p text:style-name="P6"><text:s text:c="4"/><text:span text:style-name="T7">let </text:span><text:span text:style-name="T8">req</text:span><text:span text:style-name="T7"> </text:span>= recv reqCh <text:span text:style-name="T7">in</text:span></text:p>
      <text:p text:style-name="P6"><text:span text:style-name="T7"><text:s text:c="4"/>let</text:span><text:span text:style-name="T8"> v = fst req </text:span><text:span text:style-name="T7">in</text:span></text:p>
      <text:p text:style-name="P6"><text:span text:style-name="T7"><text:s text:c="4"/>let</text:span><text:span text:style-name="T8"> replCh = snd req </text:span><text:span text:style-name="T7">in</text:span></text:p>
      <text:p text:style-name="P6"><text:span text:style-name="T7"><text:s text:c="4"/>let</text:span><text:span text:style-name="T8"> p1 = (reply, state) </text:span><text:span text:style-name="T7">in</text:span></text:p>
      <text:p text:style-name="P6"><text:s text:c="4"/><text:span text:style-name="T7">let</text:span> u1 = send p1 <text:span text:style-name="T7">in</text:span></text:p>
      <text:p text:style-name="P6"><text:s text:c="4"/><text:span text:style-name="T7">let</text:span> lres = loop v <text:span text:style-name="T7">in</text:span></text:p>
      <text:p text:style-name="P6"><text:span text:style-name="T7"><text:s text:c="4"/></text:span><text:span text:style-name="T8">lres</text:span><text:span text:style-name="T7"> </text:span></text:p>
      <text:p text:style-name="P6"><text:span text:style-name="T7"><text:s text:c="2"/>let _ = </text:span>spawn (</text:p>
      <text:p text:style-name="P6"><text:s text:c="4"/><text:span text:style-name="T7">let</text:span> z = 0 <text:span text:style-name="T7">in</text:span></text:p>
      <text:p text:style-name="P6"><text:span text:style-name="T7"><text:s text:c="4"/>let</text:span><text:span text:style-name="T8"> sres = loop z </text:span><text:span text:style-name="T7">in</text:span></text:p>
      <text:p text:style-name="P6"><text:span text:style-name="T7"><text:s text:c="4"/></text:span><text:span text:style-name="T8">sres</text:span></text:p>
      <text:p text:style-name="P6"><text:span text:style-name="T7"><text:s text:c="2"/></text:span>) <text:span text:style-name="T7">in</text:span></text:p>
      <text:p text:style-name="P6"><text:s text:c="2"/><text:span text:style-name="T7">let</text:span> mres = S reqCh <text:span text:style-name="T7">in</text:span></text:p>
      <text:p text:style-name="P6"><text:span text:style-name="T7"><text:s text:c="2"/></text:span><text:span text:style-name="T8">mres</text:span></text:p>
      <text:p text:style-name="P6"/>
      <text:p text:style-name="P6"><text:span text:style-name="T7">let</text:span> call = <text:span text:style-name="T7">fun</text:span> f (server, v) =&gt;</text:p>
      <text:p text:style-name="P6"><text:s text:c="2"/><text:span text:style-name="T7">let</text:span> reqCh = <text:span text:style-name="T7">case</text:span> server <text:span text:style-name="T7">of</text:span> (S x) =&gt; x <text:span text:style-name="T7">in</text:span></text:p>
      <text:p text:style-name="P6"><text:span text:style-name="T7"><text:s text:c="2"/>let</text:span> replCh = channel () <text:span text:style-name="T7">in</text:span></text:p>
      <text:p text:style-name="P6"><text:span text:style-name="T7"><text:s text:c="2"/>let</text:span><text:span text:style-name="T8"> p2 = (v, replCh) </text:span><text:span text:style-name="T7">in</text:span></text:p>
      <text:p text:style-name="P6"><text:span text:style-name="T7"><text:s text:c="2"/>let</text:span><text:span text:style-name="T8"> p3 = (reqCh, p2) </text:span><text:span text:style-name="T7">in</text:span></text:p>
      <text:p text:style-name="P6"><text:s text:c="2"/><text:span text:style-name="T7">let</text:span> u2 = send p3 <text:span text:style-name="T7">in</text:span></text:p>
      <text:p text:style-name="P6"><text:s text:c="2"/><text:span text:style-name="T7">let</text:span> cres = recv replCh <text:span text:style-name="T7">in</text:span></text:p>
      <text:p text:style-name="P6"><text:s text:c="2"/>cres </text:p>
      <text:p text:style-name="P7"/>
      <text:p text:style-name="P17">Deliverables</text:p>
      <text:list xml:id="list7849370787070168105" text:style-name="L2">
        <text:list-item>
          <text:p text:style-name="P19">Technical paper</text:p>
        </text:list-item>
        <text:list-item>
          <text:p text:style-name="P19">Isabelle code</text:p>
          <text:p text:style-name="P19"/>
        </text:list-item>
      </text:list>
      <text:p text:style-name="P17">References</text:p>
      <text:p text:style-name="P18">...</text:p>
      <text:p text:style-name="P17"/>
      <text:p text:style-name="P17">Schedule</text:p>
      <text:list xml:id="list1448395582115056656" text:style-name="L3">
        <text:list-item>
          <text:p text:style-name="P20">Define the syntax of Concurrent ML using Isabelle/HOL</text:p>
        </text:list-item>
        <text:list-item>
          <text:p text:style-name="P20"><text:soft-page-break/>Define the operational semantics</text:p>
        </text:list-item>
        <text:list-item>
          <text:p text:style-name="P20">Define communication topologies in terms of operational semantics</text:p>
        </text:list-item>
        <text:list-item>
          <text:p text:style-name="P20">Construct proofs that simple programs adhere to communication topology definitions</text:p>
        </text:list-item>
        <text:list-item>
          <text:p text:style-name="P20">Define constraint-based analysis</text:p>
        </text:list-item>
        <text:list-item>
          <text:p text:style-name="P20">Construct proofs that analysis is informative with respect to example programs</text:p>
        </text:list-item>
        <text:list-item>
          <text:p text:style-name="P20">Construct proofs that the analysis is sound</text:p>
        </text:list-item>
        <text:list-item>
          <text:p text:style-name="P20">Develop an algorithm that takes a program and determines values described by the analysis</text:p>
        </text:list-item>
        <text:list-item>
          <text:p text:style-name="P20">Prove the analysis is computable using the algorithm.</text:p>
        </text:list-item>
        <text:list-item>
          <text:p text:style-name="P20">(Optional: Extend the definitions and proofs with <text:span text:style-name="T1">choose_evt</text:span>)</text:p>
        </text:list-item>
        <text:list-item>
          <text:p text:style-name="P20">(Optional: Extend the definitions and proofs with <text:span text:style-name="T1">then_evt</text:span>)</text:p>
        </text:list-item>
        <text:list-item>
          <text:p text:style-name="P20">Write technical paper</text:p>
        </text:list-item>
        <text:list-item>
          <text:p text:style-name="P20">Defense (Spring term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1-15T14:28:10</dc:date>
    <dc:creator>Thomas Logan</dc:creator>
    <meta:generator>OpenOffice/4.1.3$Unix OpenOffice.org_project/413m1$Build-9783</meta:generator>
    <meta:editing-duration>P23DT21H7S</meta:editing-duration>
    <meta:editing-cycles>270</meta:editing-cycles>
    <meta:document-statistic meta:table-count="0" meta:image-count="0" meta:object-count="0" meta:page-count="12" meta:paragraph-count="214" meta:word-count="4141" meta:character-count="25299"/>
  </office:meta>
</office:document-meta>
</file>